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79e1" officeooo:paragraph-rsid="001e7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B Bailey &amp; Sons</text:p>
      <text:p text:style-name="P1"/>
      <text:p text:style-name="P1">Shares:</text:p>
      <text:p text:style-name="P1">Actually owned by the partnership?</text:p>
      <text:p text:style-name="P1">All or none, only some listed.</text:p>
      <text:p text:style-name="P1"/>
      <text:p text:style-name="P1">Partner accounts. Equity is evenly split.</text:p>
      <text:p text:style-name="P1"/>
      <text:p text:style-name="P1">Capital Item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5:18:48.613000000</meta:creation-date>
    <dc:date>2014-03-31T17:11:12.233000000</dc:date>
    <meta:editing-duration>PT1H37M23S</meta:editing-duration>
    <meta:editing-cycles>1</meta:editing-cycles>
    <meta:document-statistic meta:table-count="0" meta:image-count="0" meta:object-count="0" meta:page-count="1" meta:paragraph-count="6" meta:word-count="24" meta:character-count="141" meta:non-whitespace-character-count="123"/>
    <meta:generator>LibreOffice/4.1.4.2$Windows_x86 LibreOffice_project/0a0440ccc0227ad9829de5f46be37cfb6edcf72</meta:generator>
  </office:meta>
</office:document-meta>
</file>